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7mm"/>
    </style:style>
    <style:style style:name="co2" style:family="table-column">
      <style:table-column-properties fo:break-before="auto" style:column-width="37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wb-poblacion-rural-peru-1960-2017" table:style-name="ta1">
        <table:shapes>
          <draw:frame draw:z-index="0" draw:style-name="gr1" draw:text-style-name="P1" svg:width="210.07mm" svg:height="113.69mm" svg:x="70.21mm" svg:y="18.59mm">
            <loext:p draw:notify-on-update-of-ranges="'wb-poblacion-rural-peru-1960-2017'.A2:'wb-poblacion-rural-peru-1960-2017'.A59 'wb-poblacion-rural-peru-1960-2017'.B1:'wb-poblacion-rural-peru-1960-2017'.B1 'wb-poblacion-rural-peru-1960-2017'.B2:'wb-poblacion-rural-peru-1960-2017'.B5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Población Rural</text:p>
          </table:table-cell>
          <table:table-cell table:number-columns-repeated="61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571908062.07692" calcext:value-type="float">
            <text:p>2571908062.07692</text:p>
          </table:table-cell>
          <table:table-cell table:number-columns-repeated="60"/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2899654840.36563" calcext:value-type="float">
            <text:p>2899654840.36563</text:p>
          </table:table-cell>
          <table:table-cell table:number-columns-repeated="61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3286773187.87687" calcext:value-type="float">
            <text:p>3286773187.87687</text:p>
          </table:table-cell>
          <table:table-cell table:number-columns-repeated="61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3600957771.15299" calcext:value-type="float">
            <text:p>3600957771.15299</text:p>
          </table:table-cell>
          <table:table-cell table:number-columns-repeated="61"/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4356913870.23504" calcext:value-type="float">
            <text:p>4356913870.23504</text:p>
          </table:table-cell>
          <table:table-cell table:number-columns-repeated="61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5166861068.42164" calcext:value-type="float">
            <text:p>5166861068.42164</text:p>
          </table:table-cell>
          <table:table-cell table:number-columns-repeated="61"/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6113607728.15668" calcext:value-type="float">
            <text:p>6113607728.15668</text:p>
          </table:table-cell>
          <table:table-cell table:number-columns-repeated="61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204253758.57616" calcext:value-type="float">
            <text:p>6204253758.57616</text:p>
          </table:table-cell>
          <table:table-cell table:number-columns-repeated="61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736083835.22481" calcext:value-type="float">
            <text:p>5736083835.22481</text:p>
          </table:table-cell>
          <table:table-cell table:number-columns-repeated="61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6420909789.63824" calcext:value-type="float">
            <text:p>6420909789.63824</text:p>
          </table:table-cell>
          <table:table-cell table:number-columns-repeated="61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432223176.77261" calcext:value-type="float">
            <text:p>7432223176.77261</text:p>
          </table:table-cell>
          <table:table-cell table:number-columns-repeated="61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8289582883.50127" calcext:value-type="float">
            <text:p>8289582883.50127</text:p>
          </table:table-cell>
          <table:table-cell table:number-columns-repeated="61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9189413409.01292" calcext:value-type="float">
            <text:p>9189413409.01292</text:p>
          </table:table-cell>
          <table:table-cell table:number-columns-repeated="61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0994381894.7984" calcext:value-type="float">
            <text:p>10994381894.7984</text:p>
          </table:table-cell>
          <table:table-cell table:number-columns-repeated="61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3858441211.2196" calcext:value-type="float">
            <text:p>13858441211.2196</text:p>
          </table:table-cell>
          <table:table-cell table:number-columns-repeated="61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6877163792.1284" calcext:value-type="float">
            <text:p>16877163792.1284</text:p>
          </table:table-cell>
          <table:table-cell table:number-columns-repeated="61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5947709379.6507" calcext:value-type="float">
            <text:p>15947709379.6507</text:p>
          </table:table-cell>
          <table:table-cell table:number-columns-repeated="61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4620386673.8544" calcext:value-type="float">
            <text:p>14620386673.8544</text:p>
          </table:table-cell>
          <table:table-cell table:number-columns-repeated="61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2495779622.071" calcext:value-type="float">
            <text:p>12495779622.071</text:p>
          </table:table-cell>
          <table:table-cell table:number-columns-repeated="61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5962459447.2168" calcext:value-type="float">
            <text:p>15962459447.2168</text:p>
          </table:table-cell>
          <table:table-cell table:number-columns-repeated="61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8134029179.6393" calcext:value-type="float">
            <text:p>18134029179.6393</text:p>
          </table:table-cell>
          <table:table-cell table:number-columns-repeated="61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1649137620.3055" calcext:value-type="float">
            <text:p>21649137620.3055</text:p>
          </table:table-cell>
          <table:table-cell table:number-columns-repeated="61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1793496819.3379" calcext:value-type="float">
            <text:p>21793496819.3379</text:p>
          </table:table-cell>
          <table:table-cell table:number-columns-repeated="61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7345624453.6916" calcext:value-type="float">
            <text:p>17345624453.6916</text:p>
          </table:table-cell>
          <table:table-cell table:number-columns-repeated="61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7599660054.286" calcext:value-type="float">
            <text:p>17599660054.286</text:p>
          </table:table-cell>
          <table:table-cell table:number-columns-repeated="61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6548827018.2872" calcext:value-type="float">
            <text:p>16548827018.2872</text:p>
          </table:table-cell>
          <table:table-cell table:number-columns-repeated="61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5244232957.8759" calcext:value-type="float">
            <text:p>15244232957.8759</text:p>
          </table:table-cell>
          <table:table-cell table:number-columns-repeated="61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702298396.9717" calcext:value-type="float">
            <text:p>20702298396.9717</text:p>
          </table:table-cell>
          <table:table-cell table:number-columns-repeated="61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5439408447.2288" calcext:value-type="float">
            <text:p>15439408447.2288</text:p>
          </table:table-cell>
          <table:table-cell table:number-columns-repeated="61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2499559086.0343" calcext:value-type="float">
            <text:p>22499559086.0343</text:p>
          </table:table-cell>
          <table:table-cell table:number-columns-repeated="61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6410386669.3609" calcext:value-type="float">
            <text:p>26410386669.3609</text:p>
          </table:table-cell>
          <table:table-cell table:number-columns-repeated="61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4672122380.7687" calcext:value-type="float">
            <text:p>34672122380.7687</text:p>
          </table:table-cell>
          <table:table-cell table:number-columns-repeated="61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6139225287.9079" calcext:value-type="float">
            <text:p>36139225287.9079</text:p>
          </table:table-cell>
          <table:table-cell table:number-columns-repeated="61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5158109999.4973" calcext:value-type="float">
            <text:p>35158109999.4973</text:p>
          </table:table-cell>
          <table:table-cell table:number-columns-repeated="61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44882079766.8913" calcext:value-type="float">
            <text:p>44882079766.8913</text:p>
          </table:table-cell>
          <table:table-cell table:number-columns-repeated="61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3312793687.3836" calcext:value-type="float">
            <text:p>53312793687.3836</text:p>
          </table:table-cell>
          <table:table-cell table:number-columns-repeated="61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55252414130.3019" calcext:value-type="float">
            <text:p>55252414130.3019</text:p>
          </table:table-cell>
          <table:table-cell table:number-columns-repeated="61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58147522522.5225" calcext:value-type="float">
            <text:p>58147522522.5225</text:p>
          </table:table-cell>
          <table:table-cell table:number-columns-repeated="61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5501467877.381" calcext:value-type="float">
            <text:p>55501467877.381</text:p>
          </table:table-cell>
          <table:table-cell table:number-columns-repeated="61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50187324567.883" calcext:value-type="float">
            <text:p>50187324567.883</text:p>
          </table:table-cell>
          <table:table-cell table:number-columns-repeated="6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1744749133.213" calcext:value-type="float">
            <text:p>51744749133.213</text:p>
          </table:table-cell>
          <table:table-cell table:number-columns-repeated="61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52030158775.4055" calcext:value-type="float">
            <text:p>52030158775.4055</text:p>
          </table:table-cell>
          <table:table-cell table:number-columns-repeated="61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54777553515.0809" calcext:value-type="float">
            <text:p>54777553515.0809</text:p>
          </table:table-cell>
          <table:table-cell table:number-columns-repeated="61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58731030121.8671" calcext:value-type="float">
            <text:p>58731030121.8671</text:p>
          </table:table-cell>
          <table:table-cell table:number-columns-repeated="61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66768703497.5687" calcext:value-type="float">
            <text:p>66768703497.5687</text:p>
          </table:table-cell>
          <table:table-cell table:number-columns-repeated="61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6060606060.6061" calcext:value-type="float">
            <text:p>76060606060.6061</text:p>
          </table:table-cell>
          <table:table-cell table:number-columns-repeated="61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8643193061.748" calcext:value-type="float">
            <text:p>88643193061.748</text:p>
          </table:table-cell>
          <table:table-cell table:number-columns-repeated="61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02170981144.136" calcext:value-type="float">
            <text:p>102170981144.136</text:p>
          </table:table-cell>
          <table:table-cell table:number-columns-repeated="61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20550599815.441" calcext:value-type="float">
            <text:p>120550599815.441</text:p>
          </table:table-cell>
          <table:table-cell table:number-columns-repeated="61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0822986521.479" calcext:value-type="float">
            <text:p>120822986521.479</text:p>
          </table:table-cell>
          <table:table-cell table:number-columns-repeated="61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7528937028.778" calcext:value-type="float">
            <text:p>147528937028.778</text:p>
          </table:table-cell>
          <table:table-cell table:number-columns-repeated="6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1761737046.585" calcext:value-type="float">
            <text:p>171761737046.585</text:p>
          </table:table-cell>
          <table:table-cell table:number-columns-repeated="6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2648999090.082" calcext:value-type="float">
            <text:p>192648999090.082</text:p>
          </table:table-cell>
          <table:table-cell table:number-columns-repeated="6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1217661645.509" calcext:value-type="float">
            <text:p>201217661645.509</text:p>
          </table:table-cell>
          <table:table-cell table:number-columns-repeated="6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1080662205.002" calcext:value-type="float">
            <text:p>201080662205.002</text:p>
          </table:table-cell>
          <table:table-cell table:number-columns-repeated="6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9926516769.25" calcext:value-type="float">
            <text:p>189926516769.25</text:p>
          </table:table-cell>
          <table:table-cell table:number-columns-repeated="6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1639655121.33" calcext:value-type="float">
            <text:p>191639655121.33</text:p>
          </table:table-cell>
          <table:table-cell table:number-columns-repeated="6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1389272242.157" calcext:value-type="float">
            <text:p>211389272242.157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0">00/00/0000</text:date>, <text:time style:data-style-name="N2" text:time-value="14:36:37.864863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20T14:38:55.137574166</dc:date>
    <meta:editing-duration>PT24M28S</meta:editing-duration>
    <meta:editing-cycles>10</meta:editing-cycles>
    <dc:creator>Huber Gilt</dc:creator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sort-by-x-values="true" chart:right-angled-axes="true" chart:mean-value="true"/>
    </style:style>
    <style:style style:name="ch6" style:family="chart" style:data-style-name="N0">
      <style:chart-properties chart:display-label="true" chart:logarithmic="false" chart:minimum="1960" chart:maximum="2017" chart:origin="0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8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8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svg:stroke-color="#004586"/>
    </style:style>
    <style:style style:name="ch13" style:family="chart">
      <style:graphic-properties svg:stroke-color="#004586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aa61a"/>
    </style:style>
    <style:style style:name="ch15" style:family="chart" style:data-style-name="N109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08cm" svg:height="11.37cm" xlink:href=".." xlink:type="simple" chart:class="chart:scatter" chart:style-name="ch1">
        <chart:title svg:x="7.034cm" svg:y="0.363cm" chart:style-name="ch2">
          <text:p>Año vs Población Rural en el Perú</text:p>
        </chart:title>
        <chart:subtitle svg:x="6.677cm" svg:y="1.369cm" chart:style-name="ch3">
          <text:p>Fuente Banco Mundia Periodo 1960 al 2017</text:p>
        </chart:subtitle>
        <chart:legend chart:legend-position="bottom" svg:x="3.987cm" svg:y="10.587cm" style:legend-expansion="wide" chart:style-name="ch4"/>
        <chart:plot-area chart:style-name="ch5" table:cell-range-address="'wb-poblacion-rural-peru-1960-2017'.A2:'wb-poblacion-rural-peru-1960-2017'.B59 'wb-poblacion-rural-peru-1960-2017'.B1:'wb-poblacion-rural-peru-1960-2017'.B1" chart:data-source-has-labels="row" svg:x="1.431cm" svg:y="2.279cm" svg:width="19.157cm" svg:height="7.1cm">
          <chartooo:coordinate-region svg:x="4.222cm" svg:y="2.478cm" svg:width="16.366cm" svg:height="6.254cm"/>
          <chart:axis chart:dimension="x" chart:name="primary-x" chart:style-name="ch6">
            <chart:title svg:x="10.661cm" svg:y="9.606cm" chart:style-name="ch7">
              <text:p>Año</text:p>
            </chart:title>
          </chart:axis>
          <chart:axis chart:dimension="y" chart:name="primary-y" chart:style-name="ch8">
            <chart:title svg:x="0.451cm" svg:y="7.765cm" chart:style-name="ch9">
              <text:p>Población rural en el Perú</text:p>
            </chart:title>
            <chart:grid chart:style-name="ch10" chart:class="major"/>
          </chart:axis>
          <chart:series chart:style-name="ch11" chart:values-cell-range-address="'wb-poblacion-rural-peru-1960-2017'.B2:'wb-poblacion-rural-peru-1960-2017'.B59" chart:label-cell-address="'wb-poblacion-rural-peru-1960-2017'.B1:'wb-poblacion-rural-peru-1960-2017'.B1" chart:class="chart:scatter">
            <chart:domain table:cell-range-address="'wb-poblacion-rural-peru-1960-2017'.A2:'wb-poblacion-rural-peru-1960-2017'.A59"/>
            <chart:mean-value chart:style-name="ch12"/>
            <chart:regression-curve chart:style-name="ch13"/>
            <chart:regression-curve chart:style-name="ch14">
              <chart:equation chart:display-equation="true" chart:display-r-square="true" svg:x="8.163cm" svg:y="6.028cm" chart:style-name="ch15"/>
            </chart:regression-curve>
            <chart:data-point chart:repeated="5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oblación Rural</text:p>
                <draw:g>
                  <svg:desc>'wb-poblacion-rural-peru-1960-2017'.B1:'wb-poblacion-rural-peru-1960-201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0">
                <text:p>1960</text:p>
                <draw:g>
                  <svg:desc>'wb-poblacion-rural-peru-1960-2017'.A2:'wb-poblacion-rural-peru-1960-2017'.A59</svg:desc>
                </draw:g>
              </table:table-cell>
              <table:table-cell office:value-type="float" office:value="2571908062.07692">
                <text:p>2571908062.07692</text:p>
                <draw:g>
                  <svg:desc>'wb-poblacion-rural-peru-1960-2017'.B2:'wb-poblacion-rural-peru-1960-2017'.B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61">
                <text:p>1961</text:p>
              </table:table-cell>
              <table:table-cell office:value-type="float" office:value="2899654840.36563">
                <text:p>2899654840.36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62">
                <text:p>1962</text:p>
              </table:table-cell>
              <table:table-cell office:value-type="float" office:value="3286773187.87687">
                <text:p>3286773187.87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3">
                <text:p>1963</text:p>
              </table:table-cell>
              <table:table-cell office:value-type="float" office:value="3600957771.15299">
                <text:p>3600957771.152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64">
                <text:p>1964</text:p>
              </table:table-cell>
              <table:table-cell office:value-type="float" office:value="4356913870.23504">
                <text:p>4356913870.23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65">
                <text:p>1965</text:p>
              </table:table-cell>
              <table:table-cell office:value-type="float" office:value="5166861068.42164">
                <text:p>5166861068.42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66">
                <text:p>1966</text:p>
              </table:table-cell>
              <table:table-cell office:value-type="float" office:value="6113607728.15668">
                <text:p>6113607728.156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67">
                <text:p>1967</text:p>
              </table:table-cell>
              <table:table-cell office:value-type="float" office:value="6204253758.57616">
                <text:p>6204253758.57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8">
                <text:p>1968</text:p>
              </table:table-cell>
              <table:table-cell office:value-type="float" office:value="5736083835.22481">
                <text:p>5736083835.224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9">
                <text:p>1969</text:p>
              </table:table-cell>
              <table:table-cell office:value-type="float" office:value="6420909789.63824">
                <text:p>6420909789.638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0">
                <text:p>1970</text:p>
              </table:table-cell>
              <table:table-cell office:value-type="float" office:value="7432223176.77261">
                <text:p>7432223176.772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1">
                <text:p>1971</text:p>
              </table:table-cell>
              <table:table-cell office:value-type="float" office:value="8289582883.50127">
                <text:p>8289582883.50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72">
                <text:p>1972</text:p>
              </table:table-cell>
              <table:table-cell office:value-type="float" office:value="9189413409.01292">
                <text:p>9189413409.012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73">
                <text:p>1973</text:p>
              </table:table-cell>
              <table:table-cell office:value-type="float" office:value="10994381894.7984">
                <text:p>10994381894.79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74">
                <text:p>1974</text:p>
              </table:table-cell>
              <table:table-cell office:value-type="float" office:value="13858441211.2196">
                <text:p>13858441211.2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75">
                <text:p>1975</text:p>
              </table:table-cell>
              <table:table-cell office:value-type="float" office:value="16877163792.1284">
                <text:p>16877163792.12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76">
                <text:p>1976</text:p>
              </table:table-cell>
              <table:table-cell office:value-type="float" office:value="15947709379.6507">
                <text:p>15947709379.65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77">
                <text:p>1977</text:p>
              </table:table-cell>
              <table:table-cell office:value-type="float" office:value="14620386673.8544">
                <text:p>14620386673.8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8">
                <text:p>1978</text:p>
              </table:table-cell>
              <table:table-cell office:value-type="float" office:value="12495779622.071">
                <text:p>12495779622.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9">
                <text:p>1979</text:p>
              </table:table-cell>
              <table:table-cell office:value-type="float" office:value="15962459447.2168">
                <text:p>15962459447.21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80">
                <text:p>1980</text:p>
              </table:table-cell>
              <table:table-cell office:value-type="float" office:value="18134029179.6393">
                <text:p>18134029179.63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1">
                <text:p>1981</text:p>
              </table:table-cell>
              <table:table-cell office:value-type="float" office:value="21649137620.3055">
                <text:p>21649137620.30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2">
                <text:p>1982</text:p>
              </table:table-cell>
              <table:table-cell office:value-type="float" office:value="21793496819.3379">
                <text:p>21793496819.3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3">
                <text:p>1983</text:p>
              </table:table-cell>
              <table:table-cell office:value-type="float" office:value="17345624453.6916">
                <text:p>17345624453.69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4">
                <text:p>1984</text:p>
              </table:table-cell>
              <table:table-cell office:value-type="float" office:value="17599660054.286">
                <text:p>17599660054.2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5">
                <text:p>1985</text:p>
              </table:table-cell>
              <table:table-cell office:value-type="float" office:value="16548827018.2872">
                <text:p>16548827018.28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6">
                <text:p>1986</text:p>
              </table:table-cell>
              <table:table-cell office:value-type="float" office:value="15244232957.8759">
                <text:p>15244232957.87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7">
                <text:p>1987</text:p>
              </table:table-cell>
              <table:table-cell office:value-type="float" office:value="20702298396.9717">
                <text:p>20702298396.97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8">
                <text:p>1988</text:p>
              </table:table-cell>
              <table:table-cell office:value-type="float" office:value="15439408447.2288">
                <text:p>15439408447.2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9">
                <text:p>1989</text:p>
              </table:table-cell>
              <table:table-cell office:value-type="float" office:value="22499559086.0343">
                <text:p>22499559086.03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90">
                <text:p>1990</text:p>
              </table:table-cell>
              <table:table-cell office:value-type="float" office:value="26410386669.3609">
                <text:p>26410386669.36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1">
                <text:p>1991</text:p>
              </table:table-cell>
              <table:table-cell office:value-type="float" office:value="34672122380.7687">
                <text:p>34672122380.76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2">
                <text:p>1992</text:p>
              </table:table-cell>
              <table:table-cell office:value-type="float" office:value="36139225287.9079">
                <text:p>36139225287.90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3">
                <text:p>1993</text:p>
              </table:table-cell>
              <table:table-cell office:value-type="float" office:value="35158109999.4973">
                <text:p>35158109999.49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4">
                <text:p>1994</text:p>
              </table:table-cell>
              <table:table-cell office:value-type="float" office:value="44882079766.8913">
                <text:p>44882079766.89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5">
                <text:p>1995</text:p>
              </table:table-cell>
              <table:table-cell office:value-type="float" office:value="53312793687.3836">
                <text:p>53312793687.38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6">
                <text:p>1996</text:p>
              </table:table-cell>
              <table:table-cell office:value-type="float" office:value="55252414130.3019">
                <text:p>55252414130.30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7">
                <text:p>1997</text:p>
              </table:table-cell>
              <table:table-cell office:value-type="float" office:value="58147522522.5225">
                <text:p>58147522522.52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8">
                <text:p>1998</text:p>
              </table:table-cell>
              <table:table-cell office:value-type="float" office:value="55501467877.381">
                <text:p>55501467877.3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50187324567.883">
                <text:p>50187324567.8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51744749133.213">
                <text:p>51744749133.2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01">
                <text:p>2001</text:p>
              </table:table-cell>
              <table:table-cell office:value-type="float" office:value="52030158775.4055">
                <text:p>52030158775.40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2">
                <text:p>2002</text:p>
              </table:table-cell>
              <table:table-cell office:value-type="float" office:value="54777553515.0809">
                <text:p>54777553515.0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3">
                <text:p>2003</text:p>
              </table:table-cell>
              <table:table-cell office:value-type="float" office:value="58731030121.8671">
                <text:p>58731030121.86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4">
                <text:p>2004</text:p>
              </table:table-cell>
              <table:table-cell office:value-type="float" office:value="66768703497.5687">
                <text:p>66768703497.5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5">
                <text:p>2005</text:p>
              </table:table-cell>
              <table:table-cell office:value-type="float" office:value="76060606060.6061">
                <text:p>76060606060.60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06">
                <text:p>2006</text:p>
              </table:table-cell>
              <table:table-cell office:value-type="float" office:value="88643193061.748">
                <text:p>88643193061.7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07">
                <text:p>2007</text:p>
              </table:table-cell>
              <table:table-cell office:value-type="float" office:value="102170981144.136">
                <text:p>102170981144.1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08">
                <text:p>2008</text:p>
              </table:table-cell>
              <table:table-cell office:value-type="float" office:value="120550599815.441">
                <text:p>120550599815.4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9">
                <text:p>2009</text:p>
              </table:table-cell>
              <table:table-cell office:value-type="float" office:value="120822986521.479">
                <text:p>120822986521.4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10">
                <text:p>2010</text:p>
              </table:table-cell>
              <table:table-cell office:value-type="float" office:value="147528937028.778">
                <text:p>147528937028.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11">
                <text:p>2011</text:p>
              </table:table-cell>
              <table:table-cell office:value-type="float" office:value="171761737046.585">
                <text:p>171761737046.5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12">
                <text:p>2012</text:p>
              </table:table-cell>
              <table:table-cell office:value-type="float" office:value="192648999090.082">
                <text:p>192648999090.0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13">
                <text:p>2013</text:p>
              </table:table-cell>
              <table:table-cell office:value-type="float" office:value="201217661645.509">
                <text:p>201217661645.5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14">
                <text:p>2014</text:p>
              </table:table-cell>
              <table:table-cell office:value-type="float" office:value="201080662205.002">
                <text:p>201080662205.0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15">
                <text:p>2015</text:p>
              </table:table-cell>
              <table:table-cell office:value-type="float" office:value="189926516769.25">
                <text:p>189926516769.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16">
                <text:p>2016</text:p>
              </table:table-cell>
              <table:table-cell office:value-type="float" office:value="191639655121.33">
                <text:p>191639655121.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17">
                <text:p>2017</text:p>
              </table:table-cell>
              <table:table-cell office:value-type="float" office:value="211389272242.157">
                <text:p>211389272242.1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